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78aa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aae6ff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4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5" style:family="graphic" style:parent-style-name="standard">
      <style:graphic-properties svg:stroke-width="0.015cm" svg:stroke-color="#ffffff" draw:fill="none" draw:fill-color="#ffffff" fo:padding-top="-0.042cm" fo:padding-bottom="-0.042cm" fo:padding-left="-0.042cm" fo:padding-right="-0.042cm"/>
    </style:style>
    <style:style style:name="gr6" style:family="graphic" style:parent-style-name="standard">
      <style:graphic-properties svg:stroke-width="0.152cm" svg:stroke-color="#ffffff" draw:fill="none" draw:fill-color="#ffffff" fo:padding-top="0.026cm" fo:padding-bottom="0.026cm" fo:padding-left="0.026cm" fo:padding-right="0.026cm"/>
    </style:style>
    <style:style style:name="gr7" style:family="graphic" style:parent-style-name="standard">
      <style:graphic-properties svg:stroke-width="0.06cm" draw:fill="none" draw:fill-color="#ffffff" fo:padding-top="-0.02cm" fo:padding-bottom="-0.02cm" fo:padding-left="-0.02cm" fo:padding-right="-0.02cm"/>
    </style:style>
    <style:style style:name="gr8" style:family="graphic" style:parent-style-name="standard">
      <style:graphic-properties svg:stroke-width="0.06cm" svg:stroke-color="#020202" draw:fill="none" draw:fill-color="#ffffff" fo:padding-top="-0.02cm" fo:padding-bottom="-0.02cm" fo:padding-left="-0.02cm" fo:padding-right="-0.02cm"/>
    </style:style>
    <style:style style:name="gr9" style:family="graphic" style:parent-style-name="standard">
      <style:graphic-properties svg:stroke-width="0.05cm" svg:stroke-color="#020202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5cm" svg:y="-2.852cm"/>
          <draw:glue-point draw:id="7" svg:x="-5cm" svg:y="2.852cm"/>
          <draw:glue-point draw:id="8" svg:x="-5cm" svg:y="0cm"/>
          <draw:glue-point draw:id="9" svg:x="5cm" svg:y="-2.852cm"/>
          <draw:glue-point draw:id="10" svg:x="5cm" svg:y="2.852cm"/>
          <draw:glue-point draw:id="11" svg:x="5cm" svg:y="0cm"/>
          <draw:glue-point draw:id="12" svg:x="0cm" svg:y="0cm"/>
          <draw:path draw:style-name="gr1" draw:layer="layout" svg:width="2.21cm" svg:height="1.57cm" svg:x="0cm" svg:y="0.43cm" svg:viewBox="0 0 2211 1571" svg:d="m2211 0c0 237-495 429-1106 429-610 0-1105-192-1105-429v1141c0 237 495 430 1105 430 611 0 1106-193 1106-430z">
            <text:p/>
          </draw:path>
          <draw:path draw:style-name="gr2" draw:layer="layout" svg:width="2.21cm" svg:height="1.57cm" svg:x="0cm" svg:y="0.43cm" svg:viewBox="0 0 2211 1571" svg:d="m2211 0c0 237-495 429-1106 429-610 0-1105-192-1105-429v1141c0 237 495 430 1105 430 611 0 1106-193 1106-430">
            <text:p/>
          </draw:path>
          <draw:path draw:style-name="gr3" draw:layer="layout" svg:width="2.209cm" svg:height="0.859cm" svg:x="0cm" svg:y="0cm" svg:viewBox="0 0 2210 860" svg:d="m1105 860c610 0 1105-193 1105-430 0-238-495-430-1105-430-611 0-1105 192-1105 430 0 237 494 430 1105 430z">
            <text:p/>
          </draw:path>
          <draw:path draw:style-name="gr2" draw:layer="layout" svg:width="2.209cm" svg:height="0.859cm" svg:x="0cm" svg:y="0cm" svg:viewBox="0 0 2210 860" svg:d="m1105 860c610 0 1105-193 1105-430 0-238-495-430-1105-430-611 0-1105 192-1105 430 0 237 494 430 1105 430">
            <text:p/>
          </draw:path>
          <draw:polygon draw:style-name="gr4" draw:layer="layout" svg:width="0.803cm" svg:height="0.254cm" svg:x="0.141cm" svg:y="0.224cm" svg:viewBox="0 0 804 255" draw:points="712,37 804,175 458,255 533,192 0,100 133,0 648,87 711,37">
            <text:p/>
          </draw:polygon>
          <draw:polygon draw:style-name="gr4" draw:layer="layout" svg:width="0.775cm" svg:height="0.237cm" svg:x="1.276cm" svg:y="0.39cm" svg:viewBox="0 0 776 238" draw:points="62,204 0,62 311,0 257,48 776,138 651,238 135,141 61,205">
            <text:p/>
          </draw:polygon>
          <draw:polygon draw:style-name="gr4" draw:layer="layout" svg:width="0.42cm" svg:height="0.274cm" svg:x="1.101cm" svg:y="0.092cm" svg:viewBox="0 0 421 275" draw:points="66,95 416,0 421,150 333,133 162,275 0,251 176,112">
            <text:p/>
          </draw:polygon>
          <draw:polygon draw:style-name="gr4" draw:layer="layout" svg:width="0.44cm" svg:height="0.289cm" svg:x="0.674cm" svg:y="0.496cm" svg:viewBox="0 0 441 290" draw:points="345,227 12,290 0,135 95,156 278,0 441,27 245,198">
            <text:p/>
          </draw:polygon>
          <draw:polygon draw:style-name="gr4" draw:layer="layout" svg:width="0.225cm" svg:height="0.373cm" svg:x="1.796cm" svg:y="1.28cm" svg:viewBox="0 0 226 374" draw:points="226,374 226,0 0,179">
            <text:p/>
          </draw:polygon>
          <draw:polyline draw:style-name="gr5" draw:layer="layout" svg:width="0.225cm" svg:height="0.373cm" svg:x="1.796cm" svg:y="1.28cm" svg:viewBox="0 0 226 374" draw:points="226,374 226,0 0,179 226,374">
            <text:p/>
          </draw:polyline>
          <draw:polygon draw:style-name="gr4" draw:layer="layout" svg:width="0.224cm" svg:height="0.373cm" svg:x="0.202cm" svg:y="1.282cm" svg:viewBox="0 0 225 374" draw:points="0,374 0,0 225,179">
            <text:p/>
          </draw:polygon>
          <draw:polyline draw:style-name="gr5" draw:layer="layout" svg:width="0.224cm" svg:height="0.373cm" svg:x="0.202cm" svg:y="1.282cm" svg:viewBox="0 0 225 374" draw:points="0,374 0,0 225,179 0,374">
            <text:p/>
          </draw:polyline>
          <draw:polygon draw:style-name="gr4" draw:layer="layout" svg:width="0.225cm" svg:height="0.373cm" svg:x="0.129cm" svg:y="0.914cm" svg:viewBox="0 0 226 374" draw:points="226,0 226,374 0,194">
            <text:p/>
          </draw:polygon>
          <draw:polyline draw:style-name="gr5" draw:layer="layout" svg:width="0.225cm" svg:height="0.373cm" svg:x="0.129cm" svg:y="0.914cm" svg:viewBox="0 0 226 374" draw:points="226,0 226,374 0,194 226,0">
            <text:p/>
          </draw:polyline>
          <draw:polygon draw:style-name="gr4" draw:layer="layout" svg:width="0.225cm" svg:height="0.373cm" svg:x="1.853cm" svg:y="0.913cm" svg:viewBox="0 0 226 374" draw:points="0,0 0,374 226,194">
            <text:p/>
          </draw:polygon>
          <draw:polyline draw:style-name="gr5" draw:layer="layout" svg:width="0.225cm" svg:height="0.373cm" svg:x="1.853cm" svg:y="0.913cm" svg:viewBox="0 0 226 374" draw:points="0,0 0,374 226,194 0,0">
            <text:p/>
          </draw:polyline>
          <draw:line draw:style-name="gr6" draw:layer="layout" svg:x1="1.903cm" svg:y1="1.095cm" svg:x2="1.766cm" svg:y2="1.095cm">
            <text:p/>
          </draw:line>
          <draw:line draw:style-name="gr6" draw:layer="layout" svg:x1="1.949cm" svg:y1="1.456cm" svg:x2="2.12cm" svg:y2="1.456cm">
            <text:p/>
          </draw:line>
          <draw:line draw:style-name="gr6" draw:layer="layout" svg:x1="0.264cm" svg:y1="1.458cm" svg:x2="0.082cm" svg:y2="1.458cm">
            <text:p/>
          </draw:line>
          <draw:line draw:style-name="gr6" draw:layer="layout" svg:x1="0.27cm" svg:y1="1.108cm" svg:x2="0.441cm" svg:y2="1.108cm">
            <text:p/>
          </draw:line>
          <draw:polygon draw:style-name="gr4" draw:layer="layout" svg:width="0.979cm" svg:height="0.67cm" svg:x="0.611cm" svg:y="1.209cm" svg:viewBox="0 0 980 671" draw:points="980,0 978,671 1,671 0,0">
            <text:p/>
          </draw:polygon>
          <draw:polygon draw:style-name="gr4" draw:layer="layout" svg:width="0.881cm" svg:height="0.121cm" svg:x="0.658cm" svg:y="1.247cm" svg:viewBox="0 0 882 122" draw:points="882,0 880,122 0,122 0,0">
            <text:p/>
          </draw:polygon>
          <draw:polyline draw:style-name="gr7" draw:layer="layout" svg:width="0.881cm" svg:height="0.121cm" svg:x="0.658cm" svg:y="1.247cm" svg:viewBox="0 0 882 122" draw:points="882,0 880,122 0,122 0,0 882,0">
            <text:p/>
          </draw:polyline>
          <draw:path draw:style-name="gr4" draw:layer="layout" svg:width="1.204cm" svg:height="0.27cm" svg:x="0.493cm" svg:y="0.903cm" svg:viewBox="0 0 1205 271" svg:d="m867 69c0 0 39-4 47 34l8 125 257 43 26-57-64-154c-329-81-645-56-645-56h12c0 0-115-25-444 56l-64 154 26 57 257-43 8-125c9-38 47-34 47-34h530z">
            <text:p/>
          </draw:path>
          <draw:polygon draw:style-name="gr4" draw:layer="layout" svg:width="0.869cm" svg:height="0.417cm" svg:x="0.662cm" svg:y="1.42cm" svg:viewBox="0 0 870 418" draw:points="870,0 869,418 0,418 0,0">
            <text:p/>
          </draw:polygon>
          <draw:polyline draw:style-name="gr8" draw:layer="layout" svg:width="0.869cm" svg:height="0.417cm" svg:x="0.662cm" svg:y="1.42cm" svg:viewBox="0 0 870 418" draw:points="870,0 869,418 0,418 0,0 870,0">
            <text:p/>
          </draw:polyline>
          <draw:polyline draw:style-name="gr9" draw:layer="layout" svg:width="0.741cm" svg:height="0.363cm" svg:x="0.727cm" svg:y="1.441cm" svg:viewBox="0 0 742 364" draw:points="0,364 742,364 742,0 0,0 0,364">
            <text:p/>
          </draw:polyline>
          <draw:polygon draw:style-name="gr4" draw:layer="layout" svg:width="0.869cm" svg:height="0.228cm" svg:x="0.662cm" svg:y="1.42cm" svg:viewBox="0 0 870 229" draw:points="0,0 451,229 870,0">
            <text:p/>
          </draw:polygon>
          <draw:polyline draw:style-name="gr9" draw:layer="layout" svg:width="0.869cm" svg:height="0.228cm" svg:x="0.662cm" svg:y="1.42cm" svg:viewBox="0 0 870 229" draw:points="0,0 451,229 870,0 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Unity Express</dc:title>
    <meta:creation-date>2011-02-07T16:45:15</meta:creation-date>
    <meta:editing-duration>P0D</meta:editing-duration>
    <meta:editing-cycles>1</meta:editing-cycles>
    <meta:document-statistic meta:object-count="30"/>
    <meta:generator>OpenOffice.org/3.3$Linux OpenOffice.org_project/330m20$Build-9567</meta:generator>
  </office:meta>
</office:document-meta>
</file>